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8807in"/>
    </style:style>
    <style:style style:name="co8" style:family="table-column">
      <style:table-column-properties fo:break-before="auto" style:column-width="0.3854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2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" style:family="table-cell" style:parent-style-name="Default" style:data-style-name="N37">
      <style:table-cell-properties fo:background-color="#ffff00" fo:wrap-option="wrap"/>
    </style:style>
    <style:style style:name="ce38" style:family="table-cell" style:parent-style-name="Default" style:data-style-name="N37">
      <style:table-cell-properties fo:background-color="#99ff99"/>
    </style:style>
    <style:style style:name="ce3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40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1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2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115H45M59.098S" calcext:value-type="time">
            <text:p>115:45</text:p>
          </table:table-cell>
          <table:table-cell table:style-name="ce2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/>
          <table:table-cell table:formula="of:=IF([.C32]-[.B32] &gt; 0; [.C32]-[.B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]-[.F32] &gt; 0; [.G32]-[.F32]; 0)" office:value-type="time" office:time-value="PT00H00M00S" calcext:value-type="time">
            <text:p>00:00</text:p>
          </table:table-cell>
          <table:table-cell table:formula="of:=[.D32]+[.H32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Pathfinding cleanup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33]-[.B33] &gt; 0; [.C33]-[.B3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]-[.B34] &gt; 0; [.C34]-[.B3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]-[.F34] &gt; 0; [.G34]-[.F34]; 0)" office:value-type="time" office:time-value="PT00H00M00S" calcext:value-type="time">
            <text:p>00:00</text:p>
          </table:table-cell>
          <table:table-cell table:formula="of:=[.D34]+[.H3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]-[.B35] &gt; 0; [.C35]-[.B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]-[.F35] &gt; 0; [.G35]-[.F35]; 0)" office:value-type="time" office:time-value="PT00H00M00S" calcext:value-type="time">
            <text:p>00:00</text:p>
          </table:table-cell>
          <table:table-cell table:style-name="ce18" table:formula="of:=[.D35]+[.H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7]-[.B37] &gt; 0; [.C37]-[.B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]-[.F37] &gt; 0; [.G37]-[.F37]; 0)" office:value-type="time" office:time-value="PT00H00M00S" calcext:value-type="time">
            <text:p>00:00</text:p>
          </table:table-cell>
          <table:table-cell table:formula="of:=[.D37]+[.H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8]-[.B38] &gt; 0; [.C38]-[.B3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]-[.F38] &gt; 0; [.G38]-[.F38]; 0)" office:value-type="time" office:time-value="PT00H00M00S" calcext:value-type="time">
            <text:p>00:00</text:p>
          </table:table-cell>
          <table:table-cell table:formula="of:=[.D38]+[.H3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9]-[.B39] &gt; 0; [.C39]-[.B3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9]-[.F39] &gt; 0; [.G39]-[.F39]; 0)" office:value-type="time" office:time-value="PT00H00M00S" calcext:value-type="time">
            <text:p>00:00</text:p>
          </table:table-cell>
          <table:table-cell table:formula="of:=[.D39]+[.H3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0]-[.B40] &gt; 0; [.C40]-[.B4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0]-[.F40] &gt; 0; [.G40]-[.F40]; 0)" office:value-type="time" office:time-value="PT00H00M00S" calcext:value-type="time">
            <text:p>00:00</text:p>
          </table:table-cell>
          <table:table-cell table:formula="of:=[.D40]+[.H4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41]-[.B41] &gt; 0; [.C41]-[.B4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41]-[.F41] &gt; 0; [.G41]-[.F41]; 0)" office:value-type="time" office:time-value="PT00H00M00S" calcext:value-type="time">
            <text:p>00:00</text:p>
          </table:table-cell>
          <table:table-cell table:style-name="ce18" table:formula="of:=[.D41]+[.H4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3]-[.B43] &gt; 0; [.C43]-[.B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3]-[.F43] &gt; 0; [.G43]-[.F43]; 0)" office:value-type="time" office:time-value="PT00H00M00S" calcext:value-type="time">
            <text:p>00:00</text:p>
          </table:table-cell>
          <table:table-cell table:formula="of:=[.D43]+[.H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4]-[.B44] &gt; 0; [.C44]-[.B4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4]-[.F44] &gt; 0; [.G44]-[.F44]; 0)" office:value-type="time" office:time-value="PT00H00M00S" calcext:value-type="time">
            <text:p>00:00</text:p>
          </table:table-cell>
          <table:table-cell table:formula="of:=[.D44]+[.H4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5]-[.B45] &gt; 0; [.C45]-[.B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5]-[.F45] &gt; 0; [.G45]-[.F45]; 0)" office:value-type="time" office:time-value="PT00H00M00S" calcext:value-type="time">
            <text:p>00:00</text:p>
          </table:table-cell>
          <table:table-cell table:formula="of:=[.D45]+[.H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6]-[.B46] &gt; 0; [.C46]-[.B4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6]-[.F46] &gt; 0; [.G46]-[.F46]; 0)" office:value-type="time" office:time-value="PT00H00M00S" calcext:value-type="time">
            <text:p>00:00</text:p>
          </table:table-cell>
          <table:table-cell table:formula="of:=[.D46]+[.H4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47]-[.B47] &gt; 0; [.C47]-[.B4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47]-[.F47] &gt; 0; [.G47]-[.F47]; 0)" office:value-type="time" office:time-value="PT00H00M00S" calcext:value-type="time">
            <text:p>00:00</text:p>
          </table:table-cell>
          <table:table-cell table:style-name="ce18" table:formula="of:=[.D47]+[.H4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0]-[.B50] &gt; 0; [.C50]-[.B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0]-[.F50] &gt; 0; [.G50]-[.F50]; 0)" office:value-type="time" office:time-value="PT00H00M00S" calcext:value-type="time">
            <text:p>00:00</text:p>
          </table:table-cell>
          <table:table-cell table:formula="of:=[.D50]+[.H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1]-[.B51] &gt; 0; [.C51]-[.B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2]-[.B52] &gt; 0; [.C52]-[.B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2]-[.F52] &gt; 0; [.G52]-[.F52]; 0)" office:value-type="time" office:time-value="PT00H00M00S" calcext:value-type="time">
            <text:p>00:00</text:p>
          </table:table-cell>
          <table:table-cell table:formula="of:=[.D52]+[.H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3]-[.B53] &gt; 0; [.C53]-[.B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3]-[.F53] &gt; 0; [.G53]-[.F53]; 0)" office:value-type="time" office:time-value="PT00H00M00S" calcext:value-type="time">
            <text:p>00:00</text:p>
          </table:table-cell>
          <table:table-cell table:style-name="ce18" table:formula="of:=[.D53]+[.H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55]-[.B55] &gt; 0; [.C55]-[.B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5]-[.F55] &gt; 0; [.G55]-[.F55]; 0)" office:value-type="time" office:time-value="PT00H00M00S" calcext:value-type="time">
            <text:p>00:00</text:p>
          </table:table-cell>
          <table:table-cell table:formula="of:=[.D55]+[.H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6]-[.B56] &gt; 0; [.C56]-[.B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6]-[.F56] &gt; 0; [.G56]-[.F56]; 0)" office:value-type="time" office:time-value="PT00H00M00S" calcext:value-type="time">
            <text:p>00:00</text:p>
          </table:table-cell>
          <table:table-cell table:formula="of:=[.D56]+[.H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7]-[.B57] &gt; 0; [.C57]-[.B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8]-[.B58] &gt; 0; [.C58]-[.B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8]-[.F58] &gt; 0; [.G58]-[.F58]; 0)" office:value-type="time" office:time-value="PT00H00M00S" calcext:value-type="time">
            <text:p>00:00</text:p>
          </table:table-cell>
          <table:table-cell table:formula="of:=[.D58]+[.H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9]-[.B59] &gt; 0; [.C59]-[.B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9]-[.F59] &gt; 0; [.G59]-[.F59]; 0)" office:value-type="time" office:time-value="PT00H00M00S" calcext:value-type="time">
            <text:p>00:00</text:p>
          </table:table-cell>
          <table:table-cell table:style-name="ce18" table:formula="of:=[.D59]+[.H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2]-[.B62] &gt; 0; [.C62]-[.B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2]-[.F62] &gt; 0; [.G62]-[.F62]; 0)" office:value-type="time" office:time-value="PT00H00M00S" calcext:value-type="time">
            <text:p>00:00</text:p>
          </table:table-cell>
          <table:table-cell table:formula="of:=[.D62]+[.H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3]-[.B63] &gt; 0; [.C63]-[.B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1"/>
        <table:table-column table:style-name="co11" table:default-cell-style-name="ce29"/>
        <table:table-row table:style-name="ro1">
          <table:table-cell table:style-name="ce36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37" office:value-type="date" office:date-value="2021-12-22" calcext:value-type="date">
            <text:p>12/22/21</text:p>
          </table:table-cell>
          <table:table-cell table:style-name="ce39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37"/>
          <table:table-cell table:style-name="ce39"/>
        </table:table-row>
        <table:table-row table:style-name="ro1" table:number-rows-repeated="6">
          <table:table-cell table:style-name="ce38"/>
          <table:table-cell table:style-name="ce40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8">00/00/0000</text:date>, <text:time style:data-style-name="N2" text:time-value="07:53:32.6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1-18T08:33:50.586000000</dc:date>
    <dc:creator>Benjamin Laws</dc:creator>
    <meta:editing-duration>P3DT7H53M31S</meta:editing-duration>
    <meta:editing-cycles>94</meta:editing-cycles>
    <meta:generator>LibreOffice/7.1.8.1$Windows_X86_64 LibreOffice_project/e1f30c802c3269a1d052614453f260e49458c82c</meta:generator>
    <meta:document-statistic meta:table-count="2" meta:cell-count="320" meta:object-count="0"/>
  </office:meta>
</office:document-meta>
</file>